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209.96pt"/>
    </style:style>
    <style:style style:name="co3" style:family="table-column">
      <style:table-column-properties fo:break-before="auto" style:column-width="297.21pt"/>
    </style:style>
    <style:style style:name="co4" style:family="table-column">
      <style:table-column-properties fo:break-before="auto" style:column-width="179.04pt"/>
    </style:style>
    <style:style style:name="co5" style:family="table-column">
      <style:table-column-properties fo:break-before="auto" style:column-width="252.4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77.56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147.4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137.4pt"/>
    </style:style>
    <style:style style:name="co13" style:family="table-column">
      <style:table-column-properties fo:break-before="auto" style:column-width="187.54pt"/>
    </style:style>
    <style:style style:name="co14" style:family="table-column">
      <style:table-column-properties fo:break-before="auto" style:column-width="336.5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41.95pt" fo:break-before="auto" style:use-optimal-row-height="false"/>
    </style:style>
    <style:style style:name="ro2" style:family="table-row">
      <style:table-row-properties style:row-height="91.45pt" fo:break-before="auto" style:use-optimal-row-height="true"/>
    </style:style>
    <style:style style:name="ro3" style:family="table-row">
      <style:table-row-properties style:row-height="237.71pt" fo:break-before="auto" style:use-optimal-row-height="true"/>
    </style:style>
    <style:style style:name="ro4" style:family="table-row">
      <style:table-row-properties style:row-height="272.95pt" fo:break-before="auto" style:use-optimal-row-height="false"/>
    </style:style>
    <style:style style:name="ro5" style:family="table-row">
      <style:table-row-properties style:row-height="173.9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305.21pt" fo:break-before="auto" style:use-optimal-row-height="true"/>
    </style:style>
    <style:style style:name="ro8" style:family="table-row">
      <style:table-row-properties style:row-height="46.46pt" fo:break-before="auto" style:use-optimal-row-height="true"/>
    </style:style>
    <style:style style:name="ro9" style:family="table-row">
      <style:table-row-properties style:row-height="170.19pt" fo:break-before="auto" style:use-optimal-row-height="true"/>
    </style:style>
    <style:style style:name="ro10" style:family="table-row">
      <style:table-row-properties style:row-height="35.21pt" fo:break-before="auto" style:use-optimal-row-height="true"/>
    </style:style>
    <style:style style:name="ro11" style:family="table-row">
      <style:table-row-properties style:row-height="147.71pt" fo:break-before="auto" style:use-optimal-row-height="true"/>
    </style:style>
    <style:style style:name="ro12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pt"/>
      <style:text-properties fo:color="#000000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010" table:default-cell-style-name="ce3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Authors Comment</text:p>
          </table:table-cell>
          <table:table-cell office:value-type="string" calcext:value-type="string">
            <text:p>Direct Compile</text:p>
          </table:table-cell>
          <table:table-cell office:value-type="string" calcext:value-type="string">
            <text:p>Compile with efforts</text:p>
          </table:table-cell>
          <table:table-cell office:value-type="string" calcext:value-type="string">
            <text:p>General impression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Комплектність здачі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esting Script</text:p>
          </table:table-cell>
          <table:table-cell office:value-type="string" calcext:value-type="string">
            <text:p>Стиль</text:p>
          </table:table-cell>
          <table:table-cell office:value-type="string" calcext:value-type="string">
            <text:p>Конфіг</text:p>
          </table:table-cell>
          <table:table-cell office:value-type="string" calcext:value-type="string">
            <text:p>Додаткове</text:p>
          </table:table-cell>
          <table:table-cell office:value-type="string" calcext:value-type="string">
            <text:p>Відгук студенту (проект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tentyk</text:p>
          </table:table-cell>
          <table:table-cell/>
          <table:table-cell table:style-name="ce5" office:value-type="string" calcext:value-type="string">
            <text:p>Вручну прописаний</text:p>
            <text:p> Мейкфайл. Якісно</text:p>
          </table:table-cell>
          <table:table-cell/>
          <table:table-cell table:style-name="ce12" office:value-type="string" calcext:value-type="string">
            <text:p>Якісна робота, зі </text:p>
            <text:p>Старанням і увагою до деталей.</text:p>
            <text:p/>
            <text:p>Запитати як має парцювати при прямому запуску </text:p>
            <text:p>З командної стрічки, занадто заплутаний хелп</text:p>
          </table:table-cell>
          <table:table-cell table:style-name="ce15" office:value-type="string" calcext:value-type="string">
            <text:p>Навіть присутня</text:p>
            <text:p> Динамічна  візуалізація</text:p>
          </table:table-cell>
          <table:table-cell table:style-name="ce17" office:value-type="string" calcext:value-type="string">
            <text:p>Повна, дещо надлишкова</text:p>
            <text:p> (об’єктні файли не чистяться)</text:p>
          </table:table-cell>
          <table:table-cell table:style-name="ce5" office:value-type="string" calcext:value-type="string">
            <text:p>Не потрібен</text:p>
          </table:table-cell>
          <table:table-cell table:style-name="ce14" office:value-type="string" calcext:value-type="string">
            <text:p>В текстовий файл, </text:p>
            <text:p>Але не визначає </text:p>
            <text:p>Підсумковий найкращий</text:p>
            <text:p>І похибки</text:p>
          </table:table-cell>
          <table:table-cell table:style-name="ce15" office:value-type="string" calcext:value-type="string">
            <text:p>Класний, </text:p>
            <text:p>з прогресбаром</text:p>
            <text:p> І плюшками</text:p>
          </table:table-cell>
          <table:table-cell table:style-name="ce5" office:value-type="string" calcext:value-type="string">
            <text:p>Якісно, розбито</text:p>
            <text:p> На бібліотеки</text:p>
          </table:table-cell>
          <table:table-cell table:style-name="ce12" office:value-type="string" calcext:value-type="string">
            <text:p>Із файла, </text:p>
            <text:p>в командну </text:p>
            <text:p>Стрічку передається</text:p>
            <text:p> назва файлу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Гарно виконана робота, але для кращої юзабіліті подумати про те,</text:p>
            <text:p> Щоб не перевантажувати хелп надлишковою інфо,</text:p>
            <text:p>Приміром детальну інструкцію по заповненню </text:p>
            <text:p>Конфіг файлу можна було б залишити в ньому ж,</text:p>
            <text:p>У вигляді коментарів.</text:p>
            <text:p>АЛЕ!</text:p>
            <text:p>Програма виконує не те що має робити відповідно до поставленої задачі:</text:p>
            <text:p>Немає виводу знайдених епсілонів, тощо, Див. Текст завдання.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tsenko &amp; Zacharchenko</text:p>
          </table:table-cell>
          <table:table-cell office:value-type="string" calcext:value-type="string">
            <text:p>Зроблено разом з Ірою Захарченко</text:p>
            <text:p/>
            <text:p>Вся інформація в info.txt</text:p>
            <text:p/>
            <text:p>Конфігурація для pyhton скрипту – config.json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10" office:value-type="string" calcext:value-type="string">
            <text:p>Нормально, не надто далеко від шаблону.</text:p>
            <text:p/>
            <text:p>Проблема з прапором компіляції -Og, </text:p>
            <text:p>Тому послідовний швидше</text:p>
          </table:table-cell>
          <table:table-cell table:style-name="ce16" office:value-type="string" calcext:value-type="string">
            <text:p>Присутні для випадків </text:p>
            <text:p>до 10, 20 100 потоків. </text:p>
            <text:p>Нормальні.</text:p>
          </table:table-cell>
          <table:table-cell table:style-name="ce18" office:value-type="string" calcext:value-type="string">
            <text:p> є сміття з проекту</text:p>
            <text:p/>
            <text:p>Немає окремого makefile чи ін, є</text:p>
            <text:p>Директиви для компілятора в інфо.тхт</text:p>
          </table:table-cell>
          <table:table-cell table:style-name="ce6" office:value-type="string" calcext:value-type="string">
            <text:p>у формі info.txt, </text:p>
            <text:p/>
          </table:table-cell>
          <table:table-cell table:style-name="ce6" office:value-type="string" calcext:value-type="string">
            <text:p>В консоль</text:p>
          </table:table-cell>
          <table:table-cell table:style-name="ce5" office:value-type="string" calcext:value-type="string">
            <text:p>Ок</text:p>
          </table:table-cell>
          <table:table-cell table:style-name="ce14" office:value-type="string" calcext:value-type="string">
            <text:p>Ван файл. </text:p>
            <text:p>Все накручено </text:p>
            <text:p>В мейні()</text:p>
          </table:table-cell>
          <table:table-cell table:style-name="ce5" office:value-type="string" calcext:value-type="string">
            <text:p>JSON</text:p>
            <text:p>OK</text:p>
          </table:table-cell>
          <table:table-cell table:style-name="ce9" office:value-type="string" calcext:value-type="string">
            <text:p>-</text:p>
          </table:table-cell>
          <table:table-cell office:value-type="string" calcext:value-type="string">
            <text:p>Завдання виконано нормально, виконується все що потрібно.</text:p>
            <text:p/>
            <text:p>Можливі зауваження щодо стилю написання коду. </text:p>
            <text:p>Через монструозну функцію main(). Проблеми такого підходу ви самі знаєте…</text:p>
            <text:p>Використовуйте модульність. Якщо з цим виникають якісь труднощі, </text:p>
            <text:p>зверніться за консультацією! </text:p>
            <text:p>Дмитро або однокурсники, які цим володіють можуть вам допомогти. </text:p>
            <text:p>Загалом 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orsuk &amp; Kosarevich</text:p>
          </table:table-cell>
          <table:table-cell/>
          <table:table-cell table:style-name="ce7" office:value-type="string" calcext:value-type="string">
            <text:p>FACEPALM:</text:p>
            <text:p>simple_integral_filename = "cmake-build-release\simple_integral.exe" </text:p>
            <text:p>if platform().startswith("Windows") </text:p>
            <text:p>Else "cmake-build-release/simple_integral"</text:p>
            <text:p>integral_filename = "cmake-build-release\integral.exe" </text:p>
            <text:p>if platform().startswith("Windows") </text:p>
            <text:p>else "cmake-build-release/integral"</text:p>
          </table:table-cell>
          <table:table-cell table:style-name="ce9" office:value-type="string" calcext:value-type="string">
            <text:p>Нормальні ж хлопці, </text:p>
            <text:p>але виконати код не вдається</text:p>
          </table:table-cell>
          <table:table-cell/>
          <table:table-cell table:style-name="ce5" office:value-type="string" calcext:value-type="string">
            <text:p>Присутні,</text:p>
            <text:p> З додатковим</text:p>
          </table:table-cell>
          <table:table-cell table:number-columns-repeated="6"/>
          <table:table-cell table:style-name="ce19" office:value-type="string" calcext:value-type="string">
            <text:p>+ </text:p>
            <text:p>Рем: Зберігати масштаб між</text:p>
            <text:p> Графіками, які порівнюються!!!</text:p>
          </table:table-cell>
          <table:table-cell office:value-type="string" calcext:value-type="string">
            <text:p>Якщо виконуєте порівняння двох графіків – зберігайте між ними масштаб!</text:p>
            <text:p>Якщо це проблемно через велику різницю в цифрах – </text:p>
            <text:p>Існує логарифмічна шкала.</text:p>
            <text:p/>
            <text:p><text:span text:style-name="T1">FACEPALM:</text:span></text:p>
            <text:p><text:span text:style-name="T1">simple_integral_filename = "</text:span><text:span text:style-name="T2">cmake-build-release</text:span><text:span text:style-name="T1">\simple_integral.exe" </text:span></text:p>
            <text:p><text:span text:style-name="T1">if platform().startswith("Windows") </text:span></text:p>
            <text:p><text:span text:style-name="T1">Else "cmake-build-release/simple_integral"</text:span></text:p>
            <text:p/>
            <text:p><text:span text:style-name="T1">Про портабельність на різні платформи подумали, а про те,</text:span></text:p>
            <text:p><text:span text:style-name="T1">Щоб створювати цю папку скриптом при компіляції </text:span></text:p>
            <text:p><text:span text:style-name="T1">(АБО НЕ НАПОЛЯГАТИ НА НІЙ) ні?</text:span></text:p>
            <text:p/>
            <text:p><text:span text:style-name="T1">Відразу наступна стрічка перекреслює попередні:</text:span></text:p>
            <text:p><text:span text:style-name="T1">config_filename = "configs\config.txt"</text:span></text:p>
            <text:p><text:span text:style-name="T1">Тобто попередні 2 стрічки “системонезалежні”, а наступні вже ні?</text:span></text:p>
            <text:p/>
            <text:p>Після всіх виправлень скрипт всеодно не злітає,</text:p>
            <text:p> код не працює під UNIX, подальші помилки в використанні файлів</text:p>
            <text:p/>
            <text:p>Оцінка: переробити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ortkivski A</text:p>
          </table:table-cell>
          <table:table-cell/>
          <table:table-cell table:style-name="ce8" office:value-type="string" calcext:value-type="string">
            <text:p>Лише 1 cpp файл</text:p>
          </table:table-cell>
          <table:table-cell table:style-name="ce10" office:value-type="string" calcext:value-type="string">
            <text:p>Компіляція стандартна</text:p>
          </table:table-cell>
          <table:table-cell table:style-name="ce13" office:value-type="string" calcext:value-type="string">
            <text:p>Здав щоб було</text:p>
          </table:table-cell>
          <table:table-cell table:style-name="ce8"/>
          <table:table-cell table:style-name="ce13" office:value-type="string" calcext:value-type="string">
            <text:p>Лише CPP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- лише обраховане значення,</text:p>
            <text:p> Вимагалося більше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-</text:p>
          </table:table-cell>
          <table:table-cell office:value-type="string" calcext:value-type="string">
            <text:p>Працює саме ядро коду. Завдання для дослідження не виконані.</text:p>
            <text:p>-25% графік</text:p>
            <text:p>-25% конфіг</text:p>
            <text:p>Для замірів часу слід компілювати із ввімкненою оптимізацією.</text:p>
            <text:p> Порушення цієї вимоги -- мінус все тих же 25% балів.  - про це у вашій роботі взагалі неме мови:  -25%</text:p>
            <text:p/>
            <text:p>Завдання :</text:p>
            <text:p/>
            <text:p>==&gt; Програма повинна вивести у файл чи на консоль:</text:p>
            <text:p/>
            <text:p>- Результат обчислення </text:p>
            <text:p/>
            <text:p>- Отримані абсолютну і відносну похибку</text:p>
            <text:p/>
            <text:p>- Час обчислення.</text:p>
            <text:p/>
            <text:p>==&gt; Крім того, слід написати скрипт (bash, Python), який запустить програму вказану кількість раз та:</text:p>
            <text:p/>
            <text:p>- Порівняє, чи результати всіх її запусків співпадають (в межах похибки).</text:p>
            <text:p/>
            <text:p>- Виведе найменший час роботи за виконані запуски.</text:p>
            <text:p/>
            <text:p>Виконання: </text:p>
            <text:p/>
            <text:p>¯\_(ツ)_/¯</text:p>
            <text:p/>
            <text:p>Бали: -25%</text:p>
            <text:p>Оцінка : -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ortkivski B &amp; Yuzkiv</text:p>
          </table:table-cell>
          <table:table-cell/>
          <table:table-cell table:style-name="ce9" office:value-type="string" calcext:value-type="string">
            <text:p>Помилка в мейкфайлі, компілює лише 1 ціль</text:p>
          </table:table-cell>
          <table:table-cell table:style-name="ce11" office:value-type="string" calcext:value-type="string">
            <text:p>Викликав команди з</text:p>
            <text:p> мейкфайлу вручну</text:p>
            <text:p>Запустив файли  вручну</text:p>
            <text:p>Зависли обидва…</text:p>
            <text:p>Послідовний хоч довго</text:p>
            <text:p>Але відпрацював, проте мовчки</text:p>
            <text:p/>
          </table:table-cell>
          <table:table-cell table:style-name="ce14" office:value-type="string" calcext:value-type="string">
            <text:p>сумнівний мейкфайл</text:p>
          </table:table-cell>
          <table:table-cell table:style-name="ce5"/>
          <table:table-cell table:style-name="ce14" office:value-type="string" calcext:value-type="string">
            <text:p>Рідмі був би не зайвий</text:p>
          </table:table-cell>
          <table:table-cell table:style-name="ce14" office:value-type="string" calcext:value-type="string">
            <text:p>Не потрібен</text:p>
          </table:table-cell>
          <table:table-cell office:value-type="string" calcext:value-type="string">
            <text:p>в csv,  але без проіменованих колонок</text:p>
            <text:p> і щоарзу затирається до 1 значення.</text:p>
            <text:p/>
          </table:table-cell>
          <table:table-cell table:style-name="ce9"/>
          <table:table-cell table:number-columns-repeated="3"/>
          <table:table-cell office:value-type="string" calcext:value-type="string">
            <text:p>У вас цей мейкфайл робочий відносно обох фалів? Чи потрібні доадткові маніпуляції?</text:p>
            <text:p/>
            <text:p/>
            <text:p/>
            <text:p>Магічні числа і поганий стиль. Приміром: </text:p>
            <text:p/>
            <text:p>ar[i] = std::thread(loopp, step, (int)((2*i-number_of_threads)*(max_y-min_y)/2/number_of_threads), (int)((2*(i+1)-number_of_threads)*(max_y-min_y)/2/number_of_threads), min_x, max_x, &amp;global_result, std::ref(m));</text:p>
            <text:p/>
            <text:p>Ви вважєате цей код хорошим і зрозумілим?</text:p>
            <text:p/>
            <text:p>Парадоксально довго відбуваються обчислення.</text:p>
            <text:p> Дуже висока імовірність що це пов’язано з якістю коду, </text:p>
            <text:p>але встановити де саме проблема через ту саму якість коду важко. </text:p>
            <text:p>Якщо перепишете, можна буде про це поговорити</text:p>
            <text:p/>
            <text:p><text:span text:style-name="T1">Записали результат в CSV. - добре</text:span></text:p>
            <text:p><text:span text:style-name="T1">Зробили це без підпису колонок – погано </text:span></text:p>
            <text:p><text:span text:style-name="T1">Навіщо тоді був csv?</text:span></text:p>
            <text:p/>
            <text:p>Питання до виводу – 25 %, а отже неправильний пошук мінімального часу роботи загалом→ -35%</text:p>
            <text:p/>
            <text:p>Запороли пошук мінімуму, почитайте про роботу з файлами в С++ хоча б це</text:p>
            <text:p><text:a xlink:href="http://cppstudio.com/post/446/" xlink:type="simple">http://cppstudio.com/post/446/</text:a></text:p>
            <text:p/>
            <text:p>Цей код тестувався? Помилка мала б бути очевидною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>
            <text:p>Fedoriv &amp; Volosski</text:p>
          </table:table-cell>
          <table:table-cell table:style-name="ce4" office:value-type="string" calcext:value-type="string">
            <text:p><text:a xlink:href="https://github.com/Sviatoslav2/LabInt" xlink:type="simple">https://github.com/Sviatoslav2/LabInt</text:a></text:p>
          </table:table-cell>
          <table:table-cell table:style-name="ce4" office:value-type="string" calcext:value-type="string">
            <text:p>На момент здачі порожній репозиторій</text:p>
          </table:table-cell>
          <table:table-cell table:style-name="ce4" table:number-columns-repeated="1021"/>
        </table:table-row>
        <table:table-row table:style-name="ro7">
          <table:table-cell office:value-type="string" calcext:value-type="string">
            <text:p>Hirna</text:p>
          </table:table-cell>
          <table:table-cell office:value-type="string" calcext:value-type="string">
            <text:p>C++ має бути працездатним, </text:p>
            <text:p>А от з py щось не встигла :с</text:p>
          </table:table-cell>
          <table:table-cell office:value-type="string" calcext:value-type="string">
            <text:p>Кривий Сmake</text:p>
          </table:table-cell>
          <table:table-cell office:value-type="string" calcext:value-type="string">
            <text:p>Додав -pthreads</text:p>
          </table:table-cell>
          <table:table-cell office:value-type="string" calcext:value-type="string">
            <text:p>Опрятний код, можна ще поліпшити.</text:p>
            <text:p/>
            <text:p>Правда, є підозра, що автор не розуміє що відбувається</text:p>
            <text:p>І як це має працювати: дельти по змінним</text:p>
            <text:p>Зчитуються з конфігу,</text:p>
            <text:p>Це протирічнить суті завдання в</text:p>
            <text:p>Зменшенні зернистості пошуку</text:p>
            <text:p/>
            <text:p>З огляду на написаний код може йти мова</text:p>
            <text:p>Про “запозичення” якихось елементів коду без </text:p>
            <text:p>Розуміння що вони роблять (треба пушукати джерело, це</text:p>
            <text:p>Лиш підозра щоб пояснити маразм)</text:p>
            <text:p/>
            <text:p>Через лажу з аргументами не вдається запустити для </text:p>
            <text:p>Перевірки впринципі</text:p>
          </table:table-cell>
          <table:table-cell table:number-columns-repeated="8"/>
          <table:table-cell office:value-type="string" calcext:value-type="string">
            <text:p>1) Здано зі сміттям разом.</text:p>
            <text:p/>
            <text:p>2) Хочу отримати пояснення цього конфігу : </text:p>
            <text:p>{</text:p>
            <text:p>"rel_prec": 0.05,</text:p>
            <text:p>"abs_prec": 0.01,</text:p>
            <text:p>"thread_num": 8,</text:p>
            <text:p>"deltas": [400, 400],</text:p>
            <text:p>"x_s": [-100, 100],</text:p>
            <text:p>"y_s": [-100, 100],</text:p>
            <text:p>"iter_num": 5</text:p>
            <text:p>} і взагалі бачення постановки задачі</text:p>
            <text:p/>
            <text:p>Код видається доволі опрятним, “з цього щось може бути” за умови </text:p>
            <text:p>Відповіді на попереднє запитання</text:p>
            <text:p/>
            <text:p>Юзабіліті стає проблемною через неінформативні помилки:</text:p>
            <text:p>Вказувати потрібний порядок аргументів для програми</text:p>
            <text:p/>
            <text:p>Погана обробка помилок (“замало аргументів” у випадку коли їх може бути забагато)</text:p>
            <text:p/>
            <text:p>Неправильна обробка аргументів з якими викликаєься програма (принципово)</text:p>
            <text:p>Проблема з індексами аргументів. (почитати що передається за індексом 0 )!</text:p>
            <text:p/>
            <text:p>Код взагалі не схожий на такий що може працювати</text:p>
            <text:p>Оцінка:</text:p>
            <text:p>Поки 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Kozak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Melnichuk &amp; Shtohrinetz</text:p>
          </table:table-cell>
          <table:table-cell office:value-type="string" calcext:value-type="string">
            <text:p>Чи може ця сира робота попасти під </text:p>
            <text:p>"менш більш працездатну",</text:p>
            <text:p> адже паралельне обрахування</text:p>
            <text:p>Інтегралів присутнє ?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zurkevich &amp; Zubritsk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etruk &amp; Romanju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oljakov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opov &amp; Komarenski</text:p>
          </table:table-cell>
          <table:table-cell office:value-type="string" calcext:value-type="string">
            <text:p>Інтервал інтегрування, к-сть потоків та похибки </text:p>
            <text:p>треба вказувати в файлі cfg.txt в наступному</text:p>
            <text:p> порядку: maxX, minX, maxY, minY, numberofThreads,</text:p>
            <text:p> abr_err, rel_err.(Чомусь, якщо поїибка не int, </text:p>
            <text:p>то прграма десь зациклиться, не знайшов де). </text:p>
            <text:p>К-сть запусків програм для пошуку найменшого</text:p>
            <text:p> часу можна змінити у файлі run.py. К-сть запусків</text:p>
            <text:p> це аргумент першого фор_лупа, а найменший час, </text:p>
            <text:p>результат та похибки виведуться в output.txt. </text:p>
            <text:p>Вроді більше ніяких інструкцій нема.</text:p>
            <text:p/>
            <text:p/>
            <text:p>08:55</text:p>
            <text:p>знайшов чому циклиться, там потрібно</text:p>
            <text:p> В функції parse_cfg(), тип output поміняти на double..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tepenjuk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epljukh &amp; Stasinchuk</text:p>
          </table:table-cell>
          <table:table-cell office:value-type="string" calcext:value-type="string">
            <text:p>Графік вже якщо можна зранку скину.</text:p>
            <text:p/>
            <text:p>Робив разом з Юрієм Стасінчуком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Ursu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dovich</text:p>
          </table:table-cell>
          <table:table-cell office:value-type="string" calcext:value-type="string">
            <text:p><text:a xlink:href="https://docs.google.com/document/d/" xlink:type="simple">https://docs.google.com/document/d/</text:a>17BEptCYM_khayL1ecrrO5CzsfNE5EDSq1O3wBiumlvw/edit?usp=sharing</text:p>
            <text:p/>
            <text:p>Тут будуть результати тестів</text:p>
            <text:p/>
            <text:p>double abserr;</text:p>
            <text:p>double relerr;</text:p>
            <text:p>int thr;</text:p>
            <text:p>double x1;</text:p>
            <text:p>double x2;</text:p>
            <text:p>double y1;</text:p>
            <text:p>double y2;</text:p>
            <text:p>int maxsteps;</text:p>
            <text:p>аргументи в командному рядку, строго в такому порядку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Yezhov</text:p>
          </table:table-cell>
          <table:table-cell office:value-type="string" calcext:value-type="string">
            <text:p>В папці  cmake-build-release  лежать файли</text:p>
            <text:p>  Results.txt та config.txt</text:p>
            <text:p/>
            <text:p>reults - файл з результатами</text:p>
            <text:p/>
            <text:p>config - файл конфігурації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Zubritski &amp; Vei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Zhuravchik</text:p>
          </table:table-cell>
          <table:table-cell table:number-columns-repeated="1023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0:25:32.572131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20:06.951726390</meta:creation-date>
    <dc:date>2018-03-17T13:45:37.345899604</dc:date>
    <meta:editing-duration>PT46M10S</meta:editing-duration>
    <meta:editing-cycles>6</meta:editing-cycles>
    <meta:generator>LibreOffice/5.1.6.2$Linux_X86_64 LibreOffice_project/10m0$Build-2</meta:generator>
    <meta:document-statistic meta:table-count="1" meta:cell-count="92" meta:object-count="0"/>
  </office:meta>
</office:document-meta>
</file>